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889cm" fo:min-width="0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  <style:text-properties fo:font-size="24pt"/>
    </style:style>
    <style:style style:name="P8" style:family="paragraph">
      <loext:graphic-properties draw:fill="none" draw:fill-color="#ffffff"/>
      <style:paragraph-properties fo:margin-top="0.42cm" fo:margin-bottom="0.35cm"/>
      <style:text-properties style:font-name="Liberation Sans" fo:font-size="24pt" style:letter-kerning="true" style:font-name-asian="Microsoft YaHei" style:font-size-asian="10pt" style:font-name-complex="Lucida Sans" style:font-size-complex="10pt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24pt" style:letter-kerning="true" style:font-name-asian="Microsoft YaHei" style:font-size-asian="10pt" style:font-name-complex="Lucida 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rank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line draw:style-name="gr5" draw:text-style-name="P6" draw:layer="layout" svg:x1="6.446cm" svg:y1="14.367cm" svg:x2="7.945cm" svg:y2="15.866cm">
          <text:p/>
        </draw:line>
        <draw:line draw:style-name="gr5" draw:text-style-name="P6" draw:layer="layout" svg:x1="7.945cm" svg:y1="15.866cm" svg:x2="9.444cm" svg:y2="12.868cm">
          <text:p/>
        </draw:line>
        <draw:line draw:style-name="gr6" draw:text-style-name="P6" draw:layer="layout" svg:x1="6.446cm" svg:y1="14.367cm" svg:x2="7.945cm" svg:y2="15.866cm">
          <text:p/>
        </draw:line>
        <draw:line draw:style-name="gr6" draw:text-style-name="P6" draw:layer="layout" svg:x1="7.945cm" svg:y1="15.866cm" svg:x2="9.444cm" svg:y2="12.868cm">
          <text:p/>
        </draw:line>
        <draw:frame draw:style-name="gr7" draw:text-style-name="P8" draw:layer="layout" svg:width="7.5cm" svg:height="1.889cm" svg:x="2.7cm" svg:y="5.935cm">
          <draw:text-box>
            <text:p text:style-name="P7"><text:span text:style-name="T2">relevantRespons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H49M27S</meta:editing-duration>
    <meta:editing-cycles>12</meta:editing-cycles>
    <meta:generator>LibreOffice/25.2.7.2$Windows_X86_64 LibreOffice_project/5cbfd1ab6520636bb5f7b99185aa69bd7456825d</meta:generator>
    <dc:date>2026-01-03T16:45:14.465870800</dc:date>
    <meta:document-statistic meta:object-count="13"/>
  </office:meta>
</office:document-meta>
</file>